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center" draw:textarea-vertical-align="middle"/>
    </style:style>
    <style:style style:name="gr2" style:family="graphic" style:parent-style-name="standard">
      <style:graphic-properties draw:fill-color="#e6e6ff" draw:textarea-horizontal-align="center" draw:textarea-vertical-align="middle"/>
    </style:style>
    <style:style style:name="gr3" style:family="graphic" style:parent-style-name="standard">
      <style:graphic-properties svg:stroke-color="#99284c"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5cm" fo:min-width="1.22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229cm"/>
    </style:style>
    <style:style style:name="gr6" style:family="graphic" style:parent-style-name="standard">
      <style:graphic-properties draw:fill-color="#cccccc" draw:textarea-horizontal-align="center" draw:textarea-vertical-align="middle"/>
    </style:style>
    <style:style style:name="gr7" style:family="graphic" style:parent-style-name="standard">
      <style:graphic-properties svg:stroke-color="#2323dc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svg:stroke-color="#2323dc"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solid" svg:stroke-color="#808080" draw:fill="solid" draw:fill-color="#ffffff" draw:opacity="67%" draw:textarea-horizontal-align="left" draw:auto-grow-height="true" draw:auto-grow-width="true" fo:min-height="0cm" fo:min-width="0cm" draw:shadow-opacity="67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solid" draw:fill-color="#ffffff" draw:opacity="67%" draw:textarea-horizontal-align="left" draw:auto-grow-height="true" draw:auto-grow-width="true" fo:min-height="0cm" fo:min-width="0cm" draw:shadow-opacity="67%"/>
    </style:style>
    <style:style style:name="gr13" style:family="graphic" style:parent-style-name="standard">
      <style:graphic-properties svg:stroke-color="#808080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style:text-properties fo:font-size="10pt" style:font-size-asian="18pt" style:font-size-complex="18pt"/>
    </style:style>
    <style:style style:name="P4" style:family="paragraph">
      <style:paragraph-properties fo:text-align="center"/>
      <style:text-properties style:text-position="100% 100%"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id="id5" draw:layer="layout" svg:width="8cm" svg:height="4.5cm" svg:x="3.5cm" svg:y="8.5cm">
          <text:p/>
        </draw:ellipse>
        <draw:g>
          <draw:ellipse draw:style-name="gr2" draw:text-style-name="P2" draw:id="id3" draw:layer="layout" svg:width="2.188cm" svg:height="1.531cm" svg:x="4.562cm" svg:y="10.919cm">
            <text:p text:style-name="P1"><text:span text:style-name="T1">Coordinating</text:span><text:span text:style-name="T1"><text:line-break/></text:span><text:span text:style-name="T1">Node</text:span></text:p>
          </draw:ellipse>
          <draw:ellipse draw:style-name="gr2" draw:text-style-name="P2" draw:id="id2" draw:layer="layout" svg:width="2.187cm" svg:height="1.531cm" svg:x="8.456cm" svg:y="10.919cm">
            <text:p text:style-name="P1"><text:span text:style-name="T1">Coordinating</text:span><text:span text:style-name="T1"><text:line-break/></text:span><text:span text:style-name="T1">Node</text:span></text:p>
          </draw:ellipse>
          <draw:ellipse draw:style-name="gr2" draw:text-style-name="P2" draw:id="id1" draw:layer="layout" svg:width="2.187cm" svg:height="1.531cm" svg:x="6.531cm" svg:y="8.95cm">
            <text:p text:style-name="P1"><text:span text:style-name="T1">Coordinating</text:span><text:span text:style-name="T1"><text:line-break/></text:span><text:span text:style-name="T1">Node</text:span></text:p>
          </draw:ellipse>
          <draw:connector draw:style-name="gr3" draw:text-style-name="P1" draw:layer="layout" draw:type="curve" svg:x1="8.718cm" svg:y1="9.715cm" svg:x2="9.549cm" svg:y2="10.919cm" draw:start-shape="id1" draw:start-glue-point="1" draw:end-shape="id2" draw:end-glue-point="0" svg:d="m8718 9715c554 0 831 401 831 1204">
            <text:p/>
          </draw:connector>
          <draw:connector draw:style-name="gr3" draw:text-style-name="P1" draw:layer="layout" draw:type="curve" svg:x1="6.531cm" svg:y1="9.715cm" svg:x2="5.656cm" svg:y2="10.919cm" draw:start-shape="id1" draw:start-glue-point="3" draw:end-shape="id3" draw:end-glue-point="0" svg:d="m6531 9715c-584 0-875 401-875 1204">
            <text:p/>
          </draw:connector>
          <draw:frame draw:style-name="gr4" draw:text-style-name="P3" draw:layer="layout" svg:width="1.975cm" svg:height="0.645cm" svg:x="6.644cm" svg:y="11.137cm">
            <draw:text-box>
              <text:p><text:span text:style-name="T1">Replicate</text:span></text:p>
            </draw:text-box>
          </draw:frame>
          <draw:connector draw:style-name="gr3" draw:text-style-name="P4" draw:layer="layout" draw:type="curve" svg:x1="6.75cm" svg:y1="11.684cm" svg:x2="8.456cm" svg:y2="11.684cm" draw:start-shape="id3" draw:start-glue-point="1" draw:end-shape="id2" svg:d="m6750 11684h1706">
            <text:p/>
          </draw:connector>
          <draw:frame draw:style-name="gr4" draw:text-style-name="P3" draw:layer="layout" svg:width="1.975cm" svg:height="0.645cm" svg:x="4.15cm" svg:y="9.737cm">
            <draw:text-box>
              <text:p><text:span text:style-name="T1">Replicate</text:span></text:p>
            </draw:text-box>
          </draw:frame>
          <draw:frame draw:style-name="gr5" draw:text-style-name="P3" draw:layer="layout" svg:width="1.975cm" svg:height="0.645cm" svg:x="9.243cm" svg:y="9.698cm">
            <draw:text-box>
              <text:p><text:span text:style-name="T1">Replicate</text:span></text:p>
            </draw:text-box>
          </draw:frame>
        </draw:g>
        <draw:ellipse draw:style-name="gr6" draw:text-style-name="P2" draw:id="id4" draw:layer="layout" svg:width="2.5cm" svg:height="1.75cm" svg:x="1.5cm" svg:y="1.5cm">
          <text:p text:style-name="P1"><text:span text:style-name="T1">Member</text:span><text:span text:style-name="T1"><text:line-break/></text:span><text:span text:style-name="T1">Node</text:span></text:p>
        </draw:ellipse>
        <draw:ellipse draw:style-name="gr6" draw:text-style-name="P2" draw:id="id7" draw:layer="layout" svg:width="2.5cm" svg:height="1.75cm" svg:x="15.711cm" svg:y="2.55cm">
          <text:p text:style-name="P1"><text:span text:style-name="T1">Investigator</text:span></text:p>
          <text:p text:style-name="P1"><text:span text:style-name="T1">Toolkit</text:span></text:p>
        </draw:ellipse>
        <draw:ellipse draw:style-name="gr6" draw:text-style-name="P2" draw:id="id6" draw:layer="layout" svg:width="2.5cm" svg:height="1.75cm" svg:x="7.75cm" svg:y="1.25cm">
          <text:p text:style-name="P1"><text:span text:style-name="T1">Member</text:span><text:span text:style-name="T1"><text:line-break/></text:span><text:span text:style-name="T1">Node</text:span></text:p>
        </draw:ellipse>
        <draw:connector draw:style-name="gr7" draw:text-style-name="P1" draw:layer="layout" draw:type="curve" svg:x1="2.75cm" svg:y1="3.25cm" svg:x2="3.5cm" svg:y2="10.75cm" draw:start-shape="id4" draw:start-glue-point="2" draw:end-shape="id5" draw:end-glue-point="3" svg:d="m2750 3250c0 5000 250 7500 750 7500">
          <text:p/>
        </draw:connector>
        <draw:connector draw:style-name="gr7" draw:text-style-name="P1" draw:layer="layout" draw:type="curve" svg:x1="7.5cm" svg:y1="8.5cm" svg:x2="9cm" svg:y2="3cm" draw:start-shape="id5" draw:start-glue-point="0" draw:end-shape="id6" draw:end-glue-point="2" svg:d="m7500 8500c0-4125 1500-1375 1500-5500">
          <text:p/>
        </draw:connector>
        <draw:connector draw:style-name="gr8" draw:text-style-name="P1" draw:layer="layout" draw:type="curve" svg:x1="4cm" svg:y1="2.375cm" svg:x2="7.75cm" svg:y2="2.125cm" draw:start-shape="id4" draw:start-glue-point="1" draw:end-shape="id6" draw:end-glue-point="3" svg:d="m4000 2375c2812 0 938-250 3750-250">
          <text:p/>
        </draw:connector>
        <draw:connector draw:style-name="gr9" draw:text-style-name="P1" draw:layer="layout" draw:type="curve" svg:x1="15.711cm" svg:y1="3.425cm" svg:x2="10.25cm" svg:y2="2.125cm" draw:start-shape="id7" draw:start-glue-point="3" draw:end-shape="id6" svg:d="m15711 3425c-4095 0-1365-1300-5461-1300">
          <text:p/>
        </draw:connector>
        <draw:connector draw:style-name="gr9" draw:text-style-name="P1" draw:layer="layout" draw:type="curve" svg:x1="16.961cm" svg:y1="4.3cm" svg:x2="11.5cm" svg:y2="10.75cm" draw:start-shape="id7" draw:start-glue-point="2" draw:end-shape="id5" draw:end-glue-point="1" svg:d="m16961 4300c0 4300-1820 6450-5461 6450">
          <text:p/>
        </draw:connector>
        <draw:frame draw:style-name="gr10" draw:text-style-name="P3" draw:layer="layout" svg:width="3.762cm" svg:height="2.221cm" svg:x="0.988cm" svg:y="4.529cm">
          <draw:text-box>
            <text:p><text:span text:style-name="T1">register</text:span></text:p>
            <text:p><text:span text:style-name="T1">getChecksum</text:span></text:p>
            <text:p><text:span text:style-name="T1">addNodeCapabilities</text:span></text:p>
            <text:p><text:span text:style-name="T1">setReplicationStatus</text:span></text:p>
            <text:p><text:span text:style-name="T1">isAuthorized</text:span></text:p>
          </draw:text-box>
        </draw:frame>
        <draw:frame draw:style-name="gr11" draw:text-style-name="P3" draw:layer="layout" svg:width="3.914cm" svg:height="3.403cm" svg:x="5.025cm" svg:y="4.871cm">
          <draw:text-box>
            <text:p><text:span text:style-name="T1">get</text:span></text:p>
            <text:p><text:span text:style-name="T1">getSystemMetadata</text:span></text:p>
            <text:p><text:span text:style-name="T1">getChecksum</text:span></text:p>
            <text:p><text:span text:style-name="T1">listObjects</text:span></text:p>
            <text:p><text:span text:style-name="T1">replicate</text:span><text:span text:style-name="T1"><text:line-break/></text:span><text:span text:style-name="T1">getLogRecords</text:span><text:span text:style-name="T1"><text:line-break/></text:span><text:span text:style-name="T1">ping</text:span><text:span text:style-name="T1"><text:line-break/></text:span><text:span text:style-name="T1">synchronizationFailed</text:span></text:p>
          </draw:text-box>
        </draw:frame>
        <draw:frame draw:style-name="gr10" draw:text-style-name="P3" draw:layer="layout" svg:width="2.898cm" svg:height="3.797cm" svg:x="12.25cm" svg:y="1cm">
          <draw:text-box>
            <text:p><text:span text:style-name="T1">get</text:span></text:p>
            <text:p><text:span text:style-name="T1">describe</text:span></text:p>
            <text:p><text:span text:style-name="T1">isAuthorized</text:span></text:p>
            <text:p><text:span text:style-name="T1">setAccess</text:span></text:p>
            <text:p><text:span text:style-name="T1">create</text:span></text:p>
            <text:p><text:span text:style-name="T1">update</text:span></text:p>
            <text:p><text:span text:style-name="T1">delete</text:span></text:p>
            <text:p><text:span text:style-name="T1">getChecksum</text:span></text:p>
            <text:p><text:span text:style-name="T1">getLogRecords</text:span></text:p>
          </draw:text-box>
        </draw:frame>
        <draw:frame draw:style-name="gr12" draw:text-style-name="P3" draw:layer="layout" svg:width="4.054cm" svg:height="6.161cm" svg:x="12.607cm" svg:y="6cm">
          <draw:text-box>
            <text:p><text:span text:style-name="T1">get</text:span></text:p>
            <text:p><text:span text:style-name="T1">getSystemMetadata</text:span></text:p>
            <text:p><text:span text:style-name="T1">resolve</text:span></text:p>
            <text:p><text:span text:style-name="T1">reserveIdentifier</text:span></text:p>
            <text:p><text:span text:style-name="T1">describe</text:span><text:span text:style-name="T1"><text:line-break/></text:span><text:span text:style-name="T1">search</text:span></text:p>
            <text:p><text:span text:style-name="T1">getLogRecords</text:span></text:p>
            <text:p><text:span text:style-name="T1">getChecksum</text:span><text:span text:style-name="T1"><text:line-break/></text:span><text:span text:style-name="T1">listFormats</text:span></text:p>
            <text:p><text:span text:style-name="T1">getFormat</text:span><text:span text:style-name="T1"><text:line-break/></text:span><text:span text:style-name="T1">sessionRequest</text:span></text:p>
            <text:p><text:span text:style-name="T1">challengeRequest</text:span><text:span text:style-name="T1"><text:line-break/></text:span><text:span text:style-name="T1">getAuthSession</text:span></text:p>
            <text:p><text:span text:style-name="T1">addGroupMembers</text:span></text:p>
            <text:p><text:span text:style-name="T1">removegroupMembers</text:span></text:p>
          </draw:text-box>
        </draw:frame>
        <draw:frame draw:style-name="gr10" draw:text-style-name="P3" draw:layer="layout" svg:width="3.643cm" svg:height="1.433cm" svg:x="4.357cm" svg:y="2.25cm">
          <draw:text-box>
            <text:p><text:span text:style-name="T1">get</text:span></text:p>
            <text:p><text:span text:style-name="T1">getSystemMetadata</text:span></text:p>
            <text:p><text:span text:style-name="T1">getChecksum</text:span></text:p>
          </draw:text-box>
        </draw:frame>
        <draw:frame draw:style-name="gr11" draw:text-style-name="P3" draw:layer="layout" svg:width="3.956cm" svg:height="2.615cm" svg:x="8.394cm" svg:y="4.85cm">
          <draw:text-box>
            <text:p><text:span text:style-name="T1">getObjectStatistics</text:span><text:span text:style-name="T1"><text:line-break/></text:span><text:span text:style-name="T1">getOperationStatistics</text:span><text:span text:style-name="T1"><text:line-break/></text:span><text:span text:style-name="T1">getStatus</text:span><text:span text:style-name="T1"><text:line-break/></text:span><text:span text:style-name="T1">getCapabilities</text:span><text:span text:style-name="T1"><text:line-break/></text:span><text:span text:style-name="T1">isAuthorized</text:span><text:span text:style-name="T1"><text:line-break/></text:span><text:span text:style-name="T1">setAccess</text:span></text:p>
          </draw:text-box>
        </draw:frame>
        <draw:frame draw:style-name="gr11" draw:text-style-name="P3" draw:layer="layout" svg:width="2.466cm" svg:height="3.009cm" svg:x="16.284cm" svg:y="7.25cm">
          <draw:text-box>
            <text:p><text:span text:style-name="T1">login</text:span></text:p>
            <text:p><text:span text:style-name="T1">setOwner</text:span></text:p>
            <text:p><text:span text:style-name="T1">newAccount</text:span></text:p>
            <text:p><text:span text:style-name="T1">mapIdentity</text:span></text:p>
            <text:p><text:span text:style-name="T1">createGroup</text:span></text:p>
            <text:p><text:span text:style-name="T1">isAuthorized</text:span></text:p>
            <text:p><text:span text:style-name="T1">setAccess</text:span></text:p>
          </draw:text-box>
        </draw:frame>
        <draw:rect draw:style-name="gr13" draw:text-style-name="P1" draw:layer="layout" svg:width="7.25cm" svg:height="3.5cm" svg:x="5cm" svg:y="4.85cm">
          <text:p/>
        </draw:rect>
        <draw:rect draw:style-name="gr13" draw:text-style-name="P1" draw:layer="layout" svg:width="6.25cm" svg:height="6.25cm" svg:x="12.75cm" svg:y="6cm">
          <text:p/>
        </draw:rect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e Vieglais</meta:initial-creator>
    <meta:creation-date>2010-04-18T20:03:40</meta:creation-date>
    <dc:date>2011-04-06T11:11:09</dc:date>
    <dc:creator>Dave Vieglais</dc:creator>
    <meta:editing-duration>PT03H43M19S</meta:editing-duration>
    <meta:editing-cycles>5</meta:editing-cycles>
    <meta:generator>OpenOffice.org/3.2$Unix OpenOffice.org_project/320m12$Build-9483</meta:generator>
    <meta:document-statistic meta:object-count="28"/>
  </office:meta>
</office:document-meta>
</file>